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d375" officeooo:paragraph-rsid="000dd375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d375" officeooo:paragraph-rsid="000dd375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dd375" officeooo:paragraph-rsid="000dd375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dd375" officeooo:paragraph-rsid="0011c89e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fbe46" officeooo:paragraph-rsid="000fbe46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0fc13" officeooo:paragraph-rsid="0010fc1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274de" officeooo:paragraph-rsid="001274de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3c983" officeooo:paragraph-rsid="0013c983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558a5" officeooo:paragraph-rsid="001558a5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77fbd" officeooo:paragraph-rsid="00177fbd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afb30" officeooo:paragraph-rsid="001afb30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b01c1" officeooo:paragraph-rsid="001b01c1"/>
    </style:style>
    <style:style style:name="T1" style:family="text">
      <style:text-properties officeooo:rsid="0011c89e"/>
    </style:style>
    <style:style style:name="T2" style:family="text">
      <style:text-properties officeooo:rsid="0015575d"/>
    </style:style>
    <style:style style:name="T3" style:family="text">
      <style:text-properties officeooo:rsid="001558a5"/>
    </style:style>
    <style:style style:name="T4" style:family="text">
      <style:text-properties officeooo:rsid="00190f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 archi</text:p>
      <text:p text:style-name="P1">Exo Partiel 1</text:p>
      <text:p text:style-name="P2"/>
      <text:p text:style-name="P2"/>
      <text:p text:style-name="P2">1) Bus processeur</text:p>
      <text:p text:style-name="P2"/>
      <text:p text:style-name="P3">1) Nombre de transferts par seconde du bus processeur (N)</text:p>
      <text:p text:style-name="P3">N= fréquence d’horloge réelle du bus * 2</text:p>
      <text:p text:style-name="P3"><text:tab/>=(1333,33x10⁶)*2</text:p>
      <text:p text:style-name="P3"><text:tab/>=2666,66x10⁶ T/s = 2666,66 MT/s</text:p>
      <text:p text:style-name="P3"/>
      <text:p text:style-name="P3">2) Débit pour 4 liens</text:p>
      <text:p text:style-name="P3">Débit = (nombre de transferts par seconde * largeur)</text:p>
      <text:p text:style-name="P3"><text:tab/>bits/s sans encodage</text:p>
      <text:p text:style-name="P3"><text:tab/>=(N*largeur)*(8/9) bits/s avec encodage</text:p>
      <text:p text:style-name="P3"/>
      <text:p text:style-name="P3">Débit = (((2666,66*10⁶)*(4*16))*(8/9))/8 octets/s</text:p>
      <text:p text:style-name="P3"><text:tab/>= 18,963 Go/s<text:tab/><text:tab/>(1Go = 10⁹)</text:p>
      <text:p text:style-name="P3"><text:tab/>= 18084,486 Mio/s <text:s text:c="4"/>(1 Mio = 2²⁰)</text:p>
      <text:p text:style-name="P3"/>
      <text:p text:style-name="P3">3) Fréquence de fonctionnement du processeur (Fp)</text:p>
      <text:p text:style-name="P3">Fp = Fréquence d’horloge réelle du processeur * coeff multiplicateur du processeur</text:p>
      <text:p text:style-name="P3"><text:tab/>= (100*10⁶)*36 = 3600MHz = 3,6 GHz</text:p>
      <text:p text:style-name="P3"/>
      <text:p text:style-name="P5">4) Nombre de coeurs = 6 car coeff de précision boost = 6 chiffres</text:p>
      <text:p text:style-name="P5"/>
      <text:p text:style-name="P6">5) Le coeff de boost avec 2 coeurs est de 4</text:p>
      <text:p text:style-name="P6"><text:tab/>2/2/3/3/4/4</text:p>
      <text:p text:style-name="P4"><text:span text:style-name="T1">Fm</text:span> = <text:span text:style-name="T1">(</text:span>Fréquence d’horloge réelle du processeur * coeff multiplicateur du processeur <text:span text:style-name="T1">+ coeff Turbo)</text:span></text:p>
      <text:p text:style-name="P4"><text:tab/>= (100*10⁶)*36<text:span text:style-name="T1">+4</text:span> = <text:span text:style-name="T1">40</text:span>00MHz = <text:span text:style-name="T1">4</text:span> GHz</text:p>
      <text:p text:style-name="P5"/>
      <text:p text:style-name="P7">6) Taille de la mémoire physique adressable</text:p>
      <text:p text:style-name="P7">-La largeur du bus d’adresse physique est de 43 bits</text:p>
      <text:p text:style-name="P7">-La taille de la mémoire physique pourrait donc être de 2⁴³ octets soit :</text:p>
      <text:p text:style-name="P7"><text:tab/>⇒ 2⁴³ / 2⁴⁰ = 2³ Tio = 8 Tio</text:p>
      <text:p text:style-name="P7"><text:tab/>⇒ 2⁴³ / 10⁹ Go</text:p>
      <text:p text:style-name="P7"/>
      <text:p text:style-name="P8">7) <text:span text:style-name="T2">La fréquence effective est de 2666 MHz. </text:span><text:span text:style-name="T3">On a aussi le nombre de transferts par seconde (N) qui vaut N=2666 MT/s</text:span></text:p>
      <text:p text:style-name="P9">⇒ Fe =Fr*2(car DDR) = (8*Fdram)*2</text:p>
      <text:p text:style-name="P9"/>
      <text:p text:style-name="P10">8) <text:span text:style-name="T4">Débit = (Fe*largeur)/8 octets/s</text:span></text:p>
      <text:p text:style-name="P11">Débit = ((2666x10⁶)*64)/8 octets</text:p>
      <text:p text:style-name="P11"><text:tab/>= ((2666*64)/8)*10⁶ octets/s</text:p>
      <text:p text:style-name="P11"><text:tab/>= 2666 * 8 Mo/s</text:p>
      <text:p text:style-name="P11"><text:tab/>=21328 Mo/s</text:p>
      <text:p text:style-name="P11"/>
      <text:p text:style-name="P12">⇒ PC4-2132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5:09:13.505815410</meta:creation-date>
    <dc:date>2022-10-10T15:44:09.787217799</dc:date>
    <meta:editing-duration>PT23M49S</meta:editing-duration>
    <meta:editing-cycles>13</meta:editing-cycles>
    <meta:generator>LibreOffice/7.3.6.2$Linux_X86_64 LibreOffice_project/30$Build-2</meta:generator>
    <meta:document-statistic meta:table-count="0" meta:image-count="0" meta:object-count="0" meta:page-count="1" meta:paragraph-count="35" meta:word-count="266" meta:character-count="1345" meta:non-whitespace-character-count="1122"/>
  </office:meta>
</office:document-meta>
</file>